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it" fo:country="IT" officeooo:paragraph-rsid="00458b9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sans-serif" fo:font-size="45pt" fo:language="it" fo:country="IT" officeooo:rsid="0006d73f" officeooo:paragraph-rsid="0006d73f"/>
    </style:style>
    <style:style style:name="P3" style:family="paragraph" style:parent-style-name="Title">
      <style:text-properties fo:language="it" fo:country="IT"/>
    </style:style>
    <style:style style:name="P4" style:family="paragraph" style:parent-style-name="Title">
      <style:text-properties fo:color="#000099" fo:language="it" fo:country="IT"/>
    </style:style>
    <style:style style:name="P5" style:family="paragraph" style:parent-style-name="Text_20_body">
      <style:paragraph-properties fo:text-align="center" style:justify-single-word="false"/>
      <style:text-properties style:font-name="serif" fo:font-size="13.5pt" fo:language="it" fo:country="IT" officeooo:rsid="00087528" officeooo:paragraph-rsid="00087528"/>
    </style:style>
    <style:style style:name="P6" style:family="paragraph" style:parent-style-name="Text_20_body">
      <style:paragraph-properties fo:text-align="center" style:justify-single-word="false"/>
      <style:text-properties style:font-name="serif" fo:font-size="13.5pt" fo:language="it" fo:country="IT" officeooo:rsid="00087528" officeooo:paragraph-rsid="00443518"/>
    </style:style>
    <style:style style:name="P7" style:family="paragraph" style:parent-style-name="Text_20_body">
      <style:paragraph-properties fo:text-align="center" style:justify-single-word="false"/>
      <style:text-properties style:font-name="serif" fo:font-size="13.5pt" fo:language="it" fo:country="IT" officeooo:paragraph-rsid="00087528"/>
    </style:style>
    <style:style style:name="P8" style:family="paragraph" style:parent-style-name="Text_20_body">
      <style:text-properties fo:language="it" fo:country="IT" fo:font-weight="normal" officeooo:rsid="000ac6e9" officeooo:paragraph-rsid="000ac6e9" style:font-weight-asian="normal" style:font-weight-complex="normal"/>
    </style:style>
    <style:style style:name="P9" style:family="paragraph" style:parent-style-name="Text_20_body">
      <style:text-properties fo:language="it" fo:country="IT" fo:font-weight="normal" officeooo:rsid="003bed68" officeooo:paragraph-rsid="003bed68" style:font-weight-asian="normal" style:font-weight-complex="normal"/>
    </style:style>
    <style:style style:name="P10" style:family="paragraph" style:parent-style-name="Text_20_body">
      <style:text-properties fo:language="it" fo:country="IT" fo:font-weight="normal" officeooo:rsid="003f938d" officeooo:paragraph-rsid="003d7f9e" style:font-weight-asian="normal" style:font-weight-complex="normal"/>
    </style:style>
    <style:style style:name="P11" style:family="paragraph" style:parent-style-name="Text_20_body">
      <style:text-properties fo:language="it" fo:country="IT" fo:font-weight="normal" officeooo:rsid="000dc2fe" officeooo:paragraph-rsid="000dc2fe" style:font-size-asian="11pt" style:font-weight-asian="normal" style:font-weight-complex="normal"/>
    </style:style>
    <style:style style:name="P12" style:family="paragraph" style:parent-style-name="Text_20_body">
      <style:text-properties fo:language="it" fo:country="IT" fo:font-weight="normal" officeooo:rsid="000e4d83" officeooo:paragraph-rsid="000e4d83" style:font-size-asian="11pt" style:font-weight-asian="normal" style:font-weight-complex="normal"/>
    </style:style>
    <style:style style:name="P13" style:family="paragraph" style:parent-style-name="Text_20_body">
      <style:text-properties fo:language="it" fo:country="IT" fo:font-weight="normal" officeooo:rsid="000e4d83" officeooo:paragraph-rsid="000ac6e9" style:font-size-asian="11pt" style:font-weight-asian="normal" style:font-weight-complex="normal"/>
    </style:style>
    <style:style style:name="P14" style:family="paragraph" style:parent-style-name="Text_20_body">
      <style:text-properties fo:language="it" fo:country="IT" fo:font-weight="normal" officeooo:rsid="000e81e8" officeooo:paragraph-rsid="000e81e8" style:font-size-asian="11pt" style:font-weight-asian="normal" style:font-weight-complex="normal"/>
    </style:style>
    <style:style style:name="P15" style:family="paragraph" style:parent-style-name="Text_20_body">
      <style:text-properties fo:language="it" fo:country="IT" fo:font-weight="normal" officeooo:rsid="000fed10" officeooo:paragraph-rsid="000fed10" style:font-size-asian="11pt" style:font-weight-asian="normal" style:font-weight-complex="normal"/>
    </style:style>
    <style:style style:name="P16" style:family="paragraph" style:parent-style-name="Text_20_body">
      <style:text-properties fo:language="it" fo:country="IT" officeooo:rsid="000dc2fe" officeooo:paragraph-rsid="000dc2fe"/>
    </style:style>
    <style:style style:name="P17" style:family="paragraph" style:parent-style-name="Text_20_body">
      <style:text-properties fo:language="it" fo:country="IT" officeooo:rsid="000dc2fe" officeooo:paragraph-rsid="001e7243"/>
    </style:style>
    <style:style style:name="P18" style:family="paragraph" style:parent-style-name="Text_20_body">
      <style:text-properties fo:language="it" fo:country="IT" officeooo:rsid="000dc2fe" officeooo:paragraph-rsid="003bed68"/>
    </style:style>
    <style:style style:name="P19" style:family="paragraph" style:parent-style-name="Text_20_body">
      <style:text-properties fo:language="it" fo:country="IT" officeooo:rsid="001bfed1" officeooo:paragraph-rsid="001bfed1"/>
    </style:style>
    <style:style style:name="P20" style:family="paragraph" style:parent-style-name="Text_20_body">
      <style:text-properties fo:language="it" fo:country="IT" style:text-underline-style="none" officeooo:rsid="001bfed1" officeooo:paragraph-rsid="001bfed1" style:font-size-asian="11pt"/>
    </style:style>
    <style:style style:name="P21" style:family="paragraph" style:parent-style-name="Text_20_body">
      <style:text-properties fo:language="it" fo:country="IT" style:text-underline-style="none" officeooo:rsid="0014a8d4" officeooo:paragraph-rsid="0014a8d4" style:font-size-asian="11pt"/>
    </style:style>
    <style:style style:name="P22" style:family="paragraph" style:parent-style-name="Text_20_body">
      <style:text-properties fo:language="it" fo:country="IT" style:text-underline-style="none" officeooo:rsid="001a5113" officeooo:paragraph-rsid="001a5113" style:font-size-asian="11pt"/>
    </style:style>
    <style:style style:name="P23" style:family="paragraph" style:parent-style-name="Text_20_body">
      <style:text-properties fo:language="it" fo:country="IT" style:text-underline-style="none" officeooo:rsid="0069e61d" officeooo:paragraph-rsid="0069e61d" style:font-size-asian="11pt"/>
    </style:style>
    <style:style style:name="P24" style:family="paragraph" style:parent-style-name="Text_20_body">
      <style:text-properties fo:language="it" fo:country="IT" style:text-underline-style="none" officeooo:rsid="0018e840" officeooo:paragraph-rsid="001a5113"/>
    </style:style>
    <style:style style:name="P25" style:family="paragraph" style:parent-style-name="Text_20_body">
      <style:text-properties fo:language="it" fo:country="IT" style:text-underline-style="none" officeooo:rsid="00388c9b" officeooo:paragraph-rsid="00388c9b"/>
    </style:style>
    <style:style style:name="P26" style:family="paragraph" style:parent-style-name="Text_20_body">
      <style:text-properties fo:language="it" fo:country="IT" style:text-underline-style="none" officeooo:rsid="001d28c9" officeooo:paragraph-rsid="00542379"/>
    </style:style>
    <style:style style:name="P27" style:family="paragraph" style:parent-style-name="Text_20_body">
      <style:text-properties fo:language="it" fo:country="IT" style:text-underline-style="none" officeooo:rsid="004c015b" officeooo:paragraph-rsid="004c015b"/>
    </style:style>
    <style:style style:name="P28" style:family="paragraph" style:parent-style-name="Text_20_body">
      <style:text-properties fo:language="it" fo:country="IT" style:text-underline-style="solid" style:text-underline-width="auto" style:text-underline-color="font-color" officeooo:rsid="001bfed1" officeooo:paragraph-rsid="001bfed1" style:font-size-asian="11pt"/>
    </style:style>
    <style:style style:name="P29" style:family="paragraph" style:parent-style-name="Text_20_body">
      <style:text-properties fo:language="it" fo:country="IT" style:text-underline-style="solid" style:text-underline-width="auto" style:text-underline-color="font-color" officeooo:rsid="0013649b" officeooo:paragraph-rsid="0013649b" style:font-size-asian="11pt"/>
    </style:style>
    <style:style style:name="P30" style:family="paragraph" style:parent-style-name="Text_20_body">
      <style:text-properties fo:language="it" fo:country="IT" style:text-underline-style="solid" style:text-underline-width="auto" style:text-underline-color="font-color" officeooo:rsid="00161966" officeooo:paragraph-rsid="00161966" style:font-size-asian="11pt"/>
    </style:style>
    <style:style style:name="P31" style:family="paragraph" style:parent-style-name="Text_20_body">
      <style:text-properties fo:language="it" fo:country="IT" style:text-underline-style="solid" style:text-underline-width="auto" style:text-underline-color="font-color" officeooo:rsid="001a5113" officeooo:paragraph-rsid="001a5113" style:font-size-asian="11pt"/>
    </style:style>
    <style:style style:name="P32" style:family="paragraph" style:parent-style-name="Text_20_body">
      <style:text-properties fo:language="it" fo:country="IT" style:text-underline-style="solid" style:text-underline-width="auto" style:text-underline-color="font-color" officeooo:rsid="001a6a4d" officeooo:paragraph-rsid="001a6a4d" style:font-size-asian="11pt"/>
    </style:style>
    <style:style style:name="P33" style:family="paragraph" style:parent-style-name="Text_20_body">
      <style:text-properties fo:language="it" fo:country="IT" style:text-underline-style="solid" style:text-underline-width="auto" style:text-underline-color="font-color" officeooo:rsid="0014a8d4" officeooo:paragraph-rsid="0014a8d4" style:font-size-asian="11pt"/>
    </style:style>
    <style:style style:name="P34" style:family="paragraph" style:parent-style-name="Text_20_body">
      <style:text-properties fo:language="it" fo:country="IT" style:text-underline-style="solid" style:text-underline-width="auto" style:text-underline-color="font-color" officeooo:rsid="0013649b" officeooo:paragraph-rsid="0013649b"/>
    </style:style>
    <style:style style:name="P35" style:family="paragraph" style:parent-style-name="Text_20_body">
      <style:text-properties fo:language="it" fo:country="IT" style:text-underline-style="solid" style:text-underline-width="auto" style:text-underline-color="font-color" officeooo:rsid="0018e840" officeooo:paragraph-rsid="001a5113"/>
    </style:style>
    <style:style style:name="P36" style:family="paragraph" style:parent-style-name="Text_20_body">
      <style:text-properties fo:language="it" fo:country="IT" style:text-underline-style="solid" style:text-underline-width="auto" style:text-underline-color="font-color" officeooo:rsid="00388c9b" officeooo:paragraph-rsid="00388c9b"/>
    </style:style>
    <style:style style:name="P37" style:family="paragraph" style:parent-style-name="Text_20_body">
      <style:text-properties fo:language="it" fo:country="IT" style:text-underline-style="solid" style:text-underline-width="auto" style:text-underline-color="font-color" officeooo:rsid="001d28c9" officeooo:paragraph-rsid="001d28c9"/>
    </style:style>
    <style:style style:name="P38" style:family="paragraph" style:parent-style-name="Text_20_body">
      <style:text-properties fo:language="it" fo:country="IT" style:text-underline-style="solid" style:text-underline-width="auto" style:text-underline-color="font-color" officeooo:rsid="004ca066" officeooo:paragraph-rsid="004ca066"/>
    </style:style>
    <style:style style:name="P39" style:family="paragraph" style:parent-style-name="Text_20_body">
      <style:text-properties fo:language="it" fo:country="IT" style:text-underline-style="solid" style:text-underline-width="auto" style:text-underline-color="font-color" officeooo:rsid="004ca066" officeooo:paragraph-rsid="00542379"/>
    </style:style>
    <style:style style:name="P40" style:family="paragraph" style:parent-style-name="Text_20_body">
      <style:text-properties fo:language="it" fo:country="IT" officeooo:rsid="00235cc6" officeooo:paragraph-rsid="00235cc6"/>
    </style:style>
    <style:style style:name="P41" style:family="paragraph" style:parent-style-name="Text_20_body">
      <style:text-properties fo:language="it" fo:country="IT" officeooo:rsid="00235cc6" officeooo:paragraph-rsid="001f33b6"/>
    </style:style>
    <style:style style:name="P42" style:family="paragraph" style:parent-style-name="Text_20_body">
      <style:text-properties fo:language="it" fo:country="IT" officeooo:rsid="0029fe95" officeooo:paragraph-rsid="0029fe95"/>
    </style:style>
    <style:style style:name="P43" style:family="paragraph" style:parent-style-name="Text_20_body">
      <style:text-properties fo:language="it" fo:country="IT" officeooo:rsid="00375e4d" officeooo:paragraph-rsid="00375e4d"/>
    </style:style>
    <style:style style:name="P44" style:family="paragraph" style:parent-style-name="Text_20_body">
      <style:text-properties fo:language="it" fo:country="IT" officeooo:rsid="00375e4d" officeooo:paragraph-rsid="0040d9ed"/>
    </style:style>
    <style:style style:name="P45" style:family="paragraph" style:parent-style-name="Text_20_body">
      <style:text-properties fo:language="it" fo:country="IT" officeooo:rsid="002dabba" officeooo:paragraph-rsid="002cbdb5"/>
    </style:style>
    <style:style style:name="P46" style:family="paragraph" style:parent-style-name="Text_20_body">
      <style:text-properties fo:language="it" fo:country="IT" officeooo:rsid="003a9e67" officeooo:paragraph-rsid="003a9e67"/>
    </style:style>
    <style:style style:name="P47" style:family="paragraph" style:parent-style-name="Text_20_body">
      <style:text-properties fo:language="it" fo:country="IT" officeooo:rsid="003ffbb9" officeooo:paragraph-rsid="003ffbb9"/>
    </style:style>
    <style:style style:name="P48" style:family="paragraph" style:parent-style-name="Text_20_body">
      <style:text-properties fo:language="it" fo:country="IT" officeooo:rsid="000ac6e9" officeooo:paragraph-rsid="000ac6e9"/>
    </style:style>
    <style:style style:name="P49" style:family="paragraph" style:parent-style-name="Text_20_body">
      <style:text-properties fo:language="it" fo:country="IT" officeooo:rsid="000e81e8" officeooo:paragraph-rsid="000e81e8"/>
    </style:style>
    <style:style style:name="P50" style:family="paragraph" style:parent-style-name="Text_20_body">
      <style:paragraph-properties fo:text-align="start" style:justify-single-word="false"/>
      <style:text-properties fo:language="it" fo:country="IT" officeooo:rsid="000e81e8" officeooo:paragraph-rsid="000e81e8" style:font-size-asian="11pt"/>
    </style:style>
    <style:style style:name="P51" style:family="paragraph" style:parent-style-name="Text_20_body">
      <style:text-properties fo:language="it" fo:country="IT" officeooo:rsid="0013649b" officeooo:paragraph-rsid="0013649b" style:font-size-asian="11pt"/>
    </style:style>
    <style:style style:name="P52" style:family="paragraph" style:parent-style-name="Text_20_body">
      <style:text-properties fo:language="it" fo:country="IT" officeooo:rsid="00161966" officeooo:paragraph-rsid="00161966" style:font-size-asian="11pt"/>
    </style:style>
    <style:style style:name="P53" style:family="paragraph" style:parent-style-name="Text_20_body">
      <style:text-properties fo:language="it" fo:country="IT" officeooo:rsid="0018e840" officeooo:paragraph-rsid="0018e840" style:font-size-asian="11pt"/>
    </style:style>
    <style:style style:name="P54" style:family="paragraph" style:parent-style-name="Text_20_body">
      <style:text-properties fo:language="it" fo:country="IT" officeooo:rsid="001a6a4d" officeooo:paragraph-rsid="001a6a4d" style:font-size-asian="11pt"/>
    </style:style>
    <style:style style:name="P55" style:family="paragraph" style:parent-style-name="Text_20_body">
      <style:text-properties fo:language="it" fo:country="IT" officeooo:rsid="001bfed1" officeooo:paragraph-rsid="001bfed1" style:font-size-asian="11pt"/>
    </style:style>
    <style:style style:name="P56" style:family="paragraph" style:parent-style-name="Text_20_body">
      <style:text-properties fo:language="it" fo:country="IT" officeooo:rsid="00161966" officeooo:paragraph-rsid="00161966"/>
    </style:style>
    <style:style style:name="P57" style:family="paragraph" style:parent-style-name="Text_20_body">
      <style:text-properties fo:language="it" fo:country="IT" officeooo:rsid="0018e840" officeooo:paragraph-rsid="0018e840"/>
    </style:style>
    <style:style style:name="P58" style:family="paragraph" style:parent-style-name="Text_20_body">
      <style:text-properties fo:language="it" fo:country="IT" officeooo:rsid="001a5113" officeooo:paragraph-rsid="001a5113"/>
    </style:style>
    <style:style style:name="P59" style:family="paragraph" style:parent-style-name="Text_20_body">
      <style:text-properties fo:language="it" fo:country="IT" officeooo:rsid="001a6a4d" officeooo:paragraph-rsid="001a6a4d"/>
    </style:style>
    <style:style style:name="P60" style:family="paragraph" style:parent-style-name="Text_20_body">
      <style:text-properties fo:language="it" fo:country="IT" officeooo:rsid="00388c9b" officeooo:paragraph-rsid="00388c9b"/>
    </style:style>
    <style:style style:name="P61" style:family="paragraph" style:parent-style-name="Text_20_body">
      <style:text-properties fo:language="it" fo:country="IT" officeooo:rsid="001f33b6" officeooo:paragraph-rsid="001f33b6"/>
    </style:style>
    <style:style style:name="P62" style:family="paragraph" style:parent-style-name="Text_20_body">
      <style:text-properties fo:language="it" fo:country="IT" officeooo:rsid="0023d6ad" officeooo:paragraph-rsid="0023d6ad"/>
    </style:style>
    <style:style style:name="P63" style:family="paragraph" style:parent-style-name="Text_20_body">
      <style:text-properties fo:language="it" fo:country="IT" officeooo:rsid="00206e39" officeooo:paragraph-rsid="00206e39"/>
    </style:style>
    <style:style style:name="P64" style:family="paragraph" style:parent-style-name="Text_20_body">
      <style:text-properties fo:language="it" fo:country="IT" officeooo:rsid="00259747" officeooo:paragraph-rsid="0027154a"/>
    </style:style>
    <style:style style:name="P65" style:family="paragraph" style:parent-style-name="Text_20_body">
      <style:text-properties fo:language="it" fo:country="IT" officeooo:rsid="0027154a" officeooo:paragraph-rsid="0027154a"/>
    </style:style>
    <style:style style:name="P66" style:family="paragraph" style:parent-style-name="Text_20_body">
      <style:text-properties fo:language="it" fo:country="IT" officeooo:rsid="0027154a" officeooo:paragraph-rsid="005e94ae"/>
    </style:style>
    <style:style style:name="P67" style:family="paragraph" style:parent-style-name="Text_20_body">
      <style:text-properties fo:language="it" fo:country="IT" officeooo:rsid="002ad529" officeooo:paragraph-rsid="002ad529"/>
    </style:style>
    <style:style style:name="P68" style:family="paragraph" style:parent-style-name="Text_20_body">
      <style:text-properties fo:language="it" fo:country="IT" officeooo:rsid="002cbdb5" officeooo:paragraph-rsid="002cbdb5"/>
    </style:style>
    <style:style style:name="P69" style:family="paragraph" style:parent-style-name="Text_20_body">
      <style:text-properties fo:language="it" fo:country="IT" officeooo:rsid="002cbdb5" officeooo:paragraph-rsid="0064ceff"/>
    </style:style>
    <style:style style:name="P70" style:family="paragraph" style:parent-style-name="Text_20_body">
      <style:text-properties fo:language="it" fo:country="IT" officeooo:rsid="002cbdb5" officeooo:paragraph-rsid="0066971e"/>
    </style:style>
    <style:style style:name="P71" style:family="paragraph" style:parent-style-name="Text_20_body">
      <style:text-properties fo:language="it" fo:country="IT" officeooo:rsid="002cbdb5" officeooo:paragraph-rsid="006797d3"/>
    </style:style>
    <style:style style:name="P72" style:family="paragraph" style:parent-style-name="Text_20_body">
      <style:text-properties fo:language="it" fo:country="IT" officeooo:rsid="0034a192" officeooo:paragraph-rsid="0034a192"/>
    </style:style>
    <style:style style:name="P73" style:family="paragraph" style:parent-style-name="Text_20_body">
      <style:text-properties fo:language="it" fo:country="IT" officeooo:paragraph-rsid="0034a192"/>
    </style:style>
    <style:style style:name="P74" style:family="paragraph" style:parent-style-name="Text_20_body">
      <style:text-properties fo:language="it" fo:country="IT" officeooo:rsid="00367481" officeooo:paragraph-rsid="0040d9ed"/>
    </style:style>
    <style:style style:name="P75" style:family="paragraph" style:parent-style-name="Text_20_body">
      <style:text-properties fo:language="it" fo:country="IT" officeooo:rsid="003ade69" officeooo:paragraph-rsid="003ade69"/>
    </style:style>
    <style:style style:name="P76" style:family="paragraph" style:parent-style-name="Text_20_body">
      <style:text-properties fo:language="it" fo:country="IT" officeooo:rsid="003d7f9e" officeooo:paragraph-rsid="003d7f9e"/>
    </style:style>
    <style:style style:name="P77" style:family="paragraph" style:parent-style-name="Text_20_body">
      <style:text-properties fo:language="it" fo:country="IT" officeooo:rsid="005d75ab" officeooo:paragraph-rsid="005d75ab"/>
    </style:style>
    <style:style style:name="P78" style:family="paragraph" style:parent-style-name="Text_20_body">
      <style:text-properties fo:language="it" fo:country="IT" officeooo:rsid="006242f0" officeooo:paragraph-rsid="006242f0"/>
    </style:style>
    <style:style style:name="P79" style:family="paragraph" style:parent-style-name="Text_20_body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erif" fo:font-size="12pt" fo:language="it" fo:country="IT" style:text-underline-style="none" fo:font-weight="normal" officeooo:rsid="0013649b" officeooo:paragraph-rsid="0013649b" style:font-name-asian="Microsoft YaHei" style:font-size-asian="12pt" style:font-weight-asian="normal" style:font-name-complex="Mangal" style:font-size-complex="12pt" style:font-weight-complex="normal"/>
    </style:style>
    <style:style style:name="P80" style:family="paragraph" style:parent-style-name="Text_20_body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erif" fo:font-size="12pt" fo:language="it" fo:country="IT" style:text-underline-style="none" fo:font-weight="normal" officeooo:rsid="0013649b" officeooo:paragraph-rsid="005956d9" style:font-name-asian="Microsoft YaHei" style:font-size-asian="12pt" style:font-weight-asian="normal" style:font-name-complex="Mangal" style:font-size-complex="12pt" style:font-weight-complex="normal"/>
    </style:style>
    <style:style style:name="P81" style:family="paragraph" style:parent-style-name="Text_20_body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erif" fo:font-size="12pt" fo:language="it" fo:country="IT" style:text-underline-style="solid" style:text-underline-width="auto" style:text-underline-color="font-color" fo:font-weight="normal" officeooo:rsid="0014a8d4" officeooo:paragraph-rsid="005aca86" style:font-name-asian="Microsoft YaHei" style:font-size-asian="11pt" style:font-weight-asian="normal" style:font-name-complex="Mangal" style:font-size-complex="12pt" style:font-weight-complex="normal"/>
    </style:style>
    <style:style style:name="P82" style:family="paragraph" style:parent-style-name="Text_20_body">
      <style:text-properties officeooo:rsid="006242f0" officeooo:paragraph-rsid="006242f0"/>
    </style:style>
    <style:style style:name="P83" style:family="paragraph" style:parent-style-name="Subtitle">
      <style:text-properties fo:color="#3399ff" fo:language="it" fo:country="IT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style:font-name="sans-serif" fo:font-size="45pt" fo:language="it" fo:country="IT" officeooo:rsid="0006d73f" officeooo:paragraph-rsid="0006d73f"/>
    </style:style>
    <style:style style:name="P89" style:family="paragraph" style:parent-style-name="Heading_20_1" style:list-style-name="">
      <style:paragraph-properties fo:text-align="center" style:justify-single-word="false">
        <style:tab-stops/>
        <style:drop-cap/>
      </style:paragraph-properties>
      <style:text-properties fo:language="it" fo:country="IT" fo:background-color="#ffffff"/>
    </style:style>
    <style:style style:name="P90" style:family="paragraph" style:parent-style-name="Heading_20_1">
      <style:paragraph-properties fo:break-before="page"/>
      <style:text-properties fo:language="it" fo:country="IT"/>
    </style:style>
    <style:style style:name="P91" style:family="paragraph" style:parent-style-name="Heading_20_1">
      <style:paragraph-properties fo:break-before="page"/>
      <style:text-properties fo:language="it" fo:country="IT" fo:font-weight="bold" officeooo:rsid="000ac6e9" style:font-size-asian="11pt" style:font-weight-asian="bold" style:font-weight-complex="bold"/>
    </style:style>
    <style:style style:name="P92" style:family="paragraph" style:parent-style-name="Heading_20_1">
      <style:paragraph-properties fo:break-before="page"/>
      <style:text-properties fo:language="it" fo:country="IT" fo:font-weight="bold" officeooo:paragraph-rsid="000dc2fe" style:font-size-asian="11pt" style:font-weight-asian="bold" style:font-weight-complex="bold"/>
    </style:style>
    <style:style style:name="P93" style:family="paragraph" style:parent-style-name="Heading_20_1">
      <style:paragraph-properties fo:break-before="page"/>
      <style:text-properties fo:language="it" fo:country="IT" officeooo:rsid="001edcef" officeooo:paragraph-rsid="001edcef"/>
    </style:style>
    <style:style style:name="P94" style:family="paragraph" style:parent-style-name="Heading_20_2">
      <style:paragraph-properties fo:text-align="start" style:justify-single-word="false"/>
      <style:text-properties fo:language="it" fo:country="IT" officeooo:paragraph-rsid="0044f3aa"/>
    </style:style>
    <style:style style:name="P95" style:family="paragraph" style:parent-style-name="Heading_20_2">
      <style:text-properties fo:language="it" fo:country="IT" officeooo:paragraph-rsid="0044f3aa"/>
    </style:style>
    <style:style style:name="P96" style:family="paragraph" style:parent-style-name="Heading_20_2">
      <style:text-properties fo:language="it" fo:country="IT" officeooo:rsid="0015ce6b" officeooo:paragraph-rsid="0015ce6b" style:font-size-asian="11pt"/>
    </style:style>
    <style:style style:name="P97" style:family="paragraph" style:parent-style-name="Heading_20_2">
      <style:text-properties fo:language="it" fo:country="IT" officeooo:paragraph-rsid="004493fa"/>
    </style:style>
    <style:style style:name="P98" style:family="paragraph" style:parent-style-name="Heading_20_2">
      <style:text-properties fo:language="it" fo:country="IT" officeooo:rsid="00542379" officeooo:paragraph-rsid="00542379"/>
    </style:style>
    <style:style style:name="P99" style:family="paragraph" style:parent-style-name="Heading_20_2">
      <style:text-properties fo:language="it" fo:country="IT" officeooo:rsid="00388c9b" officeooo:paragraph-rsid="004493fa"/>
    </style:style>
    <style:style style:name="P100" style:family="paragraph" style:parent-style-name="Heading_20_2">
      <style:text-properties fo:language="it" fo:country="IT" officeooo:rsid="0029fe95" officeooo:paragraph-rsid="0029fe95"/>
    </style:style>
    <style:style style:name="P101" style:family="paragraph" style:parent-style-name="Heading_20_2">
      <style:text-properties fo:language="it" fo:country="IT" officeooo:rsid="0034a192" officeooo:paragraph-rsid="004493fa"/>
    </style:style>
    <style:style style:name="P102" style:family="paragraph" style:parent-style-name="Heading_20_3">
      <style:text-properties fo:language="it" fo:country="IT"/>
    </style:style>
    <style:style style:name="P103" style:family="paragraph" style:parent-style-name="Heading_20_3">
      <style:text-properties fo:language="it" fo:country="IT" officeooo:paragraph-rsid="001bfed1" style:font-size-asian="11pt"/>
    </style:style>
    <style:style style:name="P104" style:family="paragraph" style:parent-style-name="Heading_20_3">
      <style:text-properties fo:language="it" fo:country="IT" officeooo:rsid="00161966" officeooo:paragraph-rsid="00161966" style:font-size-asian="11pt"/>
    </style:style>
    <style:style style:name="P105" style:family="paragraph" style:parent-style-name="Heading_20_3">
      <style:text-properties fo:language="it" fo:country="IT" officeooo:rsid="005956d9" officeooo:paragraph-rsid="005956d9"/>
    </style:style>
    <style:style style:name="P106" style:family="paragraph" style:parent-style-name="Text_20_body" style:list-style-name="">
      <style:paragraph-properties fo:text-align="center" style:justify-single-word="false">
        <style:tab-stops/>
        <style:drop-cap/>
      </style:paragraph-properties>
      <style:text-properties fo:language="it" fo:country="IT" fo:background-color="#ffffff"/>
    </style:style>
    <style:style style:name="P107" style:family="paragraph" style:parent-style-name="Text_20_body" style:list-style-name="L1">
      <style:text-properties fo:language="it" fo:country="IT" officeooo:rsid="000ac6e9" officeooo:paragraph-rsid="000ac6e9"/>
    </style:style>
    <style:style style:name="P108" style:family="paragraph" style:parent-style-name="Text_20_body" style:list-style-name="L1">
      <style:text-properties fo:language="it" fo:country="IT" officeooo:rsid="000be395" officeooo:paragraph-rsid="000be395"/>
    </style:style>
    <style:style style:name="P109" style:family="paragraph" style:parent-style-name="Text_20_body" style:list-style-name="L1">
      <style:text-properties fo:language="it" fo:country="IT" officeooo:rsid="000dc2fe" officeooo:paragraph-rsid="000dc2fe"/>
    </style:style>
    <style:style style:name="P110" style:family="paragraph" style:parent-style-name="Text_20_body" style:list-style-name="L2">
      <style:text-properties fo:language="it" fo:country="IT" officeooo:rsid="000e81e8" officeooo:paragraph-rsid="000e81e8"/>
    </style:style>
    <style:style style:name="P111" style:family="paragraph" style:parent-style-name="Text_20_body" style:list-style-name="L2">
      <style:text-properties fo:language="it" fo:country="IT"/>
    </style:style>
    <style:style style:name="P112" style:family="paragraph" style:parent-style-name="Text_20_body" style:list-style-name="L2">
      <style:text-properties fo:language="it" fo:country="IT" fo:font-weight="normal" officeooo:rsid="000e81e8" officeooo:paragraph-rsid="000e81e8" style:font-size-asian="11pt" style:font-weight-asian="normal" style:font-weight-complex="normal"/>
    </style:style>
    <style:style style:name="T1" style:family="text">
      <style:text-properties officeooo:rsid="00458b9d"/>
    </style:style>
    <style:style style:name="T2" style:family="text">
      <style:text-properties style:font-size-asian="11pt"/>
    </style:style>
    <style:style style:name="T3" style:family="text">
      <style:text-properties officeooo:rsid="001a5113" style:font-size-asian="11pt"/>
    </style:style>
    <style:style style:name="T4" style:family="text">
      <style:text-properties officeooo:rsid="000e4d83" style:font-size-asian="11pt"/>
    </style:style>
    <style:style style:name="T5" style:family="text">
      <style:text-properties officeooo:rsid="0044f3aa" style:font-size-asian="11pt"/>
    </style:style>
    <style:style style:name="T6" style:family="text">
      <style:text-properties officeooo:rsid="004493fa" style:font-size-asian="11pt"/>
    </style:style>
    <style:style style:name="T7" style:family="text">
      <style:text-properties officeooo:rsid="0018e840" style:font-size-asian="11pt"/>
    </style:style>
    <style:style style:name="T8" style:family="text">
      <style:text-properties officeooo:rsid="001725b1" style:font-size-asian="11pt"/>
    </style:style>
    <style:style style:name="T9" style:family="text">
      <style:text-properties officeooo:rsid="00161966" style:font-size-asian="11pt"/>
    </style:style>
    <style:style style:name="T10" style:family="text">
      <style:text-properties officeooo:rsid="005ca0e8" style:font-size-asian="11pt"/>
    </style:style>
    <style:style style:name="T11" style:family="text">
      <style:text-properties officeooo:rsid="0008752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1c30d" style:font-weight-asian="bold" style:font-weight-complex="bold"/>
    </style:style>
    <style:style style:name="T14" style:family="text">
      <style:text-properties fo:font-weight="bold" officeooo:rsid="0064ceff" style:font-weight-asian="bold" style:font-weight-complex="bold"/>
    </style:style>
    <style:style style:name="T15" style:family="text">
      <style:text-properties fo:font-weight="bold" officeooo:rsid="0066971e" style:font-weight-asian="bold" style:font-weight-complex="bold"/>
    </style:style>
    <style:style style:name="T16" style:family="text">
      <style:text-properties fo:font-weight="bold" officeooo:rsid="006797d3" style:font-weight-asian="bold" style:font-weight-complex="bold"/>
    </style:style>
    <style:style style:name="T17" style:family="text">
      <style:text-properties fo:font-weight="bold" style:font-size-asian="11pt" style:font-weight-asian="bold" style:font-weight-complex="bold"/>
    </style:style>
    <style:style style:name="T18" style:family="text">
      <style:text-properties fo:font-weight="bold" officeooo:rsid="003bed68" style:font-size-asian="11pt" style:font-weight-asian="bold" style:font-weight-complex="bold"/>
    </style:style>
    <style:style style:name="T19" style:family="text">
      <style:text-properties fo:font-weight="bold" officeooo:rsid="001d28c9" style:font-size-asian="11pt" style:font-weight-asian="bold" style:font-weight-complex="bold"/>
    </style:style>
    <style:style style:name="T20" style:family="text">
      <style:text-properties fo:font-weight="bold" officeooo:rsid="0044f3aa" style:font-size-asian="11pt" style:font-weight-asian="bold" style:font-weight-complex="bold"/>
    </style:style>
    <style:style style:name="T21" style:family="text">
      <style:text-properties fo:font-weight="bold" officeooo:rsid="004493fa" style:font-size-asian="11pt" style:font-weight-asian="bold" style:font-weight-complex="bold"/>
    </style:style>
    <style:style style:name="T22" style:family="text">
      <style:text-properties fo:font-weight="bold" officeooo:rsid="000fed10" style:font-size-asian="11pt" style:font-weight-asian="bold" style:font-weight-complex="bold"/>
    </style:style>
    <style:style style:name="T23" style:family="text">
      <style:text-properties fo:font-weight="bold" officeooo:rsid="0013649b" style:font-size-asian="11pt" style:font-weight-asian="bold" style:font-weight-complex="bold"/>
    </style:style>
    <style:style style:name="T24" style:family="text">
      <style:text-properties fo:font-weight="bold" officeooo:rsid="004c015b" style:font-size-asian="11pt" style:font-weight-asian="bold" style:font-weight-complex="bold"/>
    </style:style>
    <style:style style:name="T25" style:family="text">
      <style:text-properties fo:font-weight="bold" officeooo:rsid="0058b616" style:font-size-asian="11pt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bed68" style:font-weight-asian="normal" style:font-weight-complex="normal"/>
    </style:style>
    <style:style style:name="T28" style:family="text">
      <style:text-properties fo:font-weight="normal" officeooo:rsid="003d7f9e" style:font-weight-asian="normal" style:font-weight-complex="normal"/>
    </style:style>
    <style:style style:name="T29" style:family="text">
      <style:text-properties fo:font-weight="normal" style:font-size-asian="11pt" style:font-weight-asian="normal" style:font-weight-complex="normal"/>
    </style:style>
    <style:style style:name="T30" style:family="text">
      <style:text-properties fo:font-weight="normal" officeooo:rsid="001da842" style:font-size-asian="11pt" style:font-weight-asian="normal" style:font-weight-complex="normal"/>
    </style:style>
    <style:style style:name="T31" style:family="text">
      <style:text-properties fo:font-weight="normal" officeooo:rsid="0040b4a1" style:font-size-asian="11pt" style:font-weight-asian="normal" style:font-weight-complex="normal"/>
    </style:style>
    <style:style style:name="T32" style:family="text">
      <style:text-properties fo:font-weight="normal" officeooo:rsid="003bed68" style:font-size-asian="11pt" style:font-weight-asian="normal" style:font-weight-complex="normal"/>
    </style:style>
    <style:style style:name="T33" style:family="text">
      <style:text-properties fo:font-weight="normal" officeooo:rsid="003d0440" style:font-size-asian="11pt" style:font-weight-asian="normal" style:font-weight-complex="normal"/>
    </style:style>
    <style:style style:name="T34" style:family="text">
      <style:text-properties fo:font-weight="normal" officeooo:rsid="001d28c9" style:font-size-asian="11pt" style:font-weight-asian="normal" style:font-weight-complex="normal"/>
    </style:style>
    <style:style style:name="T35" style:family="text">
      <style:text-properties fo:font-weight="normal" officeooo:rsid="001e7243" style:font-size-asian="11pt" style:font-weight-asian="normal" style:font-weight-complex="normal"/>
    </style:style>
    <style:style style:name="T36" style:family="text">
      <style:text-properties fo:font-weight="normal" officeooo:rsid="004c015b" style:font-size-asian="11pt" style:font-weight-asian="normal" style:font-weight-complex="normal"/>
    </style:style>
    <style:style style:name="T37" style:family="text">
      <style:text-properties fo:font-weight="normal" officeooo:rsid="0058b616" style:font-size-asian="11pt" style:font-weight-asian="normal" style:font-weight-complex="normal"/>
    </style:style>
    <style:style style:name="T38" style:family="text">
      <style:text-properties officeooo:rsid="000be395"/>
    </style:style>
    <style:style style:name="T39" style:family="text">
      <style:text-properties fo:language="it" fo:country="IT"/>
    </style:style>
    <style:style style:name="T40" style:family="text">
      <style:text-properties fo:language="it" fo:country="IT" officeooo:rsid="002ad529"/>
    </style:style>
    <style:style style:name="T41" style:family="text">
      <style:text-properties officeooo:rsid="001a5113"/>
    </style:style>
    <style:style style:name="T42" style:family="text">
      <style:text-properties officeooo:rsid="001da842"/>
    </style:style>
    <style:style style:name="T43" style:family="text">
      <style:text-properties officeooo:rsid="001edcef"/>
    </style:style>
    <style:style style:name="T44" style:family="text">
      <style:text-properties officeooo:rsid="00235cc6"/>
    </style:style>
    <style:style style:name="T45" style:family="text">
      <style:text-properties officeooo:rsid="0023d6ad"/>
    </style:style>
    <style:style style:name="T46" style:family="text">
      <style:text-properties officeooo:rsid="00259747"/>
    </style:style>
    <style:style style:name="T47" style:family="text">
      <style:text-properties officeooo:rsid="0027154a"/>
    </style:style>
    <style:style style:name="T48" style:family="text">
      <style:text-properties officeooo:rsid="002cbdb5"/>
    </style:style>
    <style:style style:name="T49" style:family="text">
      <style:text-properties officeooo:rsid="002dabba"/>
    </style:style>
    <style:style style:name="T50" style:family="text">
      <style:text-properties officeooo:rsid="002e666e"/>
    </style:style>
    <style:style style:name="T51" style:family="text">
      <style:text-properties officeooo:rsid="00304968"/>
    </style:style>
    <style:style style:name="T52" style:family="text">
      <style:text-properties officeooo:rsid="0034a192"/>
    </style:style>
    <style:style style:name="T53" style:family="text">
      <style:text-properties officeooo:rsid="00367481"/>
    </style:style>
    <style:style style:name="T54" style:family="text">
      <style:text-properties officeooo:rsid="003bed68"/>
    </style:style>
    <style:style style:name="T55" style:family="text">
      <style:text-properties fo:color="#0066ff" fo:font-weight="bold" style:font-weight-asian="bold" style:font-weight-complex="bold"/>
    </style:style>
    <style:style style:name="T56" style:family="text">
      <style:text-properties fo:color="#0066ff" fo:font-weight="bold" officeooo:rsid="00087528" style:font-weight-asian="bold" style:font-weight-complex="bold"/>
    </style:style>
    <style:style style:name="T57" style:family="text">
      <style:text-properties officeooo:rsid="004493fa"/>
    </style:style>
    <style:style style:name="T58" style:family="text">
      <style:text-properties officeooo:rsid="0044f3aa"/>
    </style:style>
    <style:style style:name="T59" style:family="text">
      <style:text-properties officeooo:rsid="004586e7"/>
    </style:style>
    <style:style style:name="T60" style:family="text">
      <style:text-properties officeooo:rsid="0011c30d"/>
    </style:style>
    <style:style style:name="T61" style:family="text">
      <style:text-properties officeooo:rsid="004b35a1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4c015b"/>
    </style:style>
    <style:style style:name="T64" style:family="text">
      <style:text-properties style:text-underline-style="none" officeooo:rsid="004da57d"/>
    </style:style>
    <style:style style:name="T65" style:family="text">
      <style:text-properties style:text-underline-style="none" officeooo:rsid="005210f1"/>
    </style:style>
    <style:style style:name="T66" style:family="text">
      <style:text-properties style:text-underline-style="none" officeooo:rsid="0053b643"/>
    </style:style>
    <style:style style:name="T67" style:family="text">
      <style:text-properties style:text-underline-style="none" officeooo:rsid="00542379"/>
    </style:style>
    <style:style style:name="T68" style:family="text">
      <style:text-properties officeooo:rsid="0050992b"/>
    </style:style>
    <style:style style:name="T69" style:family="text">
      <style:text-properties officeooo:rsid="001bfed1"/>
    </style:style>
    <style:style style:name="T70" style:family="text">
      <style:text-properties officeooo:rsid="00551c8d"/>
    </style:style>
    <style:style style:name="T71" style:family="text">
      <style:text-properties fo:language="en" fo:country="US" officeooo:rsid="0064ceff"/>
    </style:style>
    <style:style style:name="T72" style:family="text">
      <style:text-properties fo:language="en" fo:country="US" officeooo:rsid="0066971e"/>
    </style:style>
    <style:style style:name="T73" style:family="text">
      <style:text-properties officeooo:rsid="005956d9"/>
    </style:style>
    <style:style style:name="T74" style:family="text">
      <style:text-properties officeooo:rsid="005aca86"/>
    </style:style>
    <style:style style:name="T75" style:family="text">
      <style:text-properties officeooo:rsid="005ca0e8"/>
    </style:style>
    <style:style style:name="T76" style:family="text">
      <style:text-properties officeooo:rsid="005e94ae"/>
    </style:style>
    <style:style style:name="T77" style:family="text">
      <style:text-properties officeooo:rsid="005f6099"/>
    </style:style>
    <style:style style:name="T78" style:family="text">
      <style:text-properties officeooo:rsid="006242f0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ext:p text:style-name="P2"/>
      <text:p text:style-name="P3"/>
      <text:p text:style-name="P4">Documentazione</text:p>
      <text:p text:style-name="P4">ArpavPM10bot</text:p>
      <text:p text:style-name="P83">(Bot per Telegram)</text:p>
      <text:p text:style-name="P5"/>
      <text:p text:style-name="P5"/>
      <text:p text:style-name="P5"/>
      <text:p text:style-name="P6"><text:span text:style-name="T55">Autore:</text:span> Oleksandr Filinesi Skrypnyk</text:p>
      <text:p text:style-name="P7"><text:span text:style-name="T56">Data di ultima modifica:</text:span><text:span text:style-name="T11"> 14/11/2016</text:span></text:p>
      <text:h text:style-name="P89" text:outline-level="1"/>
      <text:table-of-content text:style-name="Sect1" text:name="Indice generale1">
        <text:table-of-content-source text:outline-level="10" text:use-index-marks="false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span> 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span>   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span>     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87">Indice</text:p>
          </text:index-title>
          <text:p text:style-name="P84"><text:a xlink:type="simple" xlink:href="#__RefHeading___Toc790_1760678110" text:style-name="Index_20_Link" text:visited-style-name="Index_20_Link"><text:span text:style-name="T12">1 Introduzione</text:span></text:a><text:a xlink:type="simple" xlink:href="#__RefHeading___Toc790_1760678110" text:style-name="Index_20_Link" text:visited-style-name="Index_20_Link"><text:tab/>3</text:a></text:p>
          <text:p text:style-name="P84"><text:a xlink:type="simple" xlink:href="#__RefHeading___Toc792_1760678110" text:style-name="Index_20_Link" text:visited-style-name="Index_20_Link"><text:span text:style-name="T12">2 I file e le cartelle che compongono il bot</text:span></text:a><text:a xlink:type="simple" xlink:href="#__RefHeading___Toc792_1760678110" text:style-name="Index_20_Link" text:visited-style-name="Index_20_Link"><text:tab/>4</text:a></text:p>
          <text:p text:style-name="P84"><text:a xlink:type="simple" xlink:href="#__RefHeading___Toc794_1760678110" text:style-name="Index_20_Link" text:visited-style-name="Index_20_Link"><text:span text:style-name="T12">3 Installazione</text:span></text:a><text:a xlink:type="simple" xlink:href="#__RefHeading___Toc794_1760678110" text:style-name="Index_20_Link" text:visited-style-name="Index_20_Link"><text:tab/>5</text:a></text:p>
          <text:p text:style-name="P85"><text:a xlink:type="simple" xlink:href="#__RefHeading___Toc796_1760678110" text:style-name="Index_20_Link" text:visited-style-name="Index_20_Link"><text:s text:c="2"/>3.1 Requisiti<text:tab/>5</text:a></text:p>
          <text:p text:style-name="P85"><text:a xlink:type="simple" xlink:href="#__RefHeading___Toc798_1760678110" text:style-name="Index_20_Link" text:visited-style-name="Index_20_Link"><text:s text:c="2"/>3.2 Come installare le componenti richieste<text:tab/>5</text:a></text:p>
          <text:p text:style-name="P86"><text:a xlink:type="simple" xlink:href="#__RefHeading___Toc800_1760678110" text:style-name="Index_20_Link" text:visited-style-name="Index_20_Link"><text:s text:c="4"/>3.2.1 Curl<text:tab/>5</text:a></text:p>
          <text:p text:style-name="P86"><text:a xlink:type="simple" xlink:href="#__RefHeading___Toc802_1760678110" text:style-name="Index_20_Link" text:visited-style-name="Index_20_Link"><text:s text:c="4"/>3.2.2 php-xml<text:tab/>5</text:a></text:p>
          <text:p text:style-name="P86"><text:a xlink:type="simple" xlink:href="#__RefHeading___Toc2023_523896443" text:style-name="Index_20_Link" text:visited-style-name="Index_20_Link"><text:s text:c="4"/>3.2.3 GD library<text:tab/>5</text:a></text:p>
          <text:p text:style-name="P85"><text:a xlink:type="simple" xlink:href="#__RefHeading___Toc804_1760678110" text:style-name="Index_20_Link" text:visited-style-name="Index_20_Link"><text:s text:c="2"/>3.3 Come creare il database<text:tab/>5</text:a></text:p>
          <text:p text:style-name="P86"><text:a xlink:type="simple" xlink:href="#__RefHeading___Toc806_1760678110" text:style-name="Index_20_Link" text:visited-style-name="Index_20_Link"><text:s text:c="4"/>3.3.1 Creare il database<text:tab/>5</text:a></text:p>
          <text:p text:style-name="P86"><text:a xlink:type="simple" xlink:href="#__RefHeading___Toc808_1760678110" text:style-name="Index_20_Link" text:visited-style-name="Index_20_Link"><text:s text:c="4"/>3.3.2 Creare le tabelle e le procedure<text:tab/>6</text:a></text:p>
          <text:p text:style-name="P86"><text:a xlink:type="simple" xlink:href="#__RefHeading___Toc810_1760678110" text:style-name="Index_20_Link" text:visited-style-name="Index_20_Link"><text:s text:c="4"/>3.3.3 Creare l'utente del database per il bot<text:tab/>6</text:a></text:p>
          <text:p text:style-name="P84"><text:a xlink:type="simple" xlink:href="#__RefHeading___Toc812_1760678110" text:style-name="Index_20_Link" text:visited-style-name="Index_20_Link"><text:span text:style-name="T12">4 Amministrare il bot</text:span></text:a><text:a xlink:type="simple" xlink:href="#__RefHeading___Toc812_1760678110" text:style-name="Index_20_Link" text:visited-style-name="Index_20_Link"><text:tab/>7</text:a></text:p>
          <text:p text:style-name="P85"><text:a xlink:type="simple" xlink:href="#__RefHeading___Toc814_1760678110" text:style-name="Index_20_Link" text:visited-style-name="Index_20_Link"><text:s text:c="2"/>4.1 Avviare il bot<text:tab/>7</text:a></text:p>
          <text:p text:style-name="P85"><text:a xlink:type="simple" xlink:href="#__RefHeading___Toc998_1088074627" text:style-name="Index_20_Link" text:visited-style-name="Index_20_Link"><text:s text:c="2"/>4.2 Spegnare il bot<text:tab/>7</text:a></text:p>
          <text:p text:style-name="P85"><text:a xlink:type="simple" xlink:href="#__RefHeading___Toc816_1760678110" text:style-name="Index_20_Link" text:visited-style-name="Index_20_Link"><text:s text:c="2"/>4.2 Resettare il database<text:tab/>7</text:a></text:p>
          <text:p text:style-name="P84"><text:a xlink:type="simple" xlink:href="#__RefHeading___Toc818_1760678110" text:style-name="Index_20_Link" text:visited-style-name="Index_20_Link"><text:span text:style-name="T12">5 Struttura del codice</text:span></text:a><text:a xlink:type="simple" xlink:href="#__RefHeading___Toc818_1760678110" text:style-name="Index_20_Link" text:visited-style-name="Index_20_Link"><text:tab/>8</text:a></text:p>
          <text:p text:style-name="P84"><text:a xlink:type="simple" xlink:href="#__RefHeading___Toc820_1760678110" text:style-name="Index_20_Link" text:visited-style-name="Index_20_Link"><text:span text:style-name="T12">6 Manutenzione adattiva</text:span></text:a><text:a xlink:type="simple" xlink:href="#__RefHeading___Toc820_1760678110" text:style-name="Index_20_Link" text:visited-style-name="Index_20_Link"><text:tab/>9</text:a></text:p>
          <text:p text:style-name="P85"><text:a xlink:type="simple" xlink:href="#__RefHeading___Toc822_1760678110" text:style-name="Index_20_Link" text:visited-style-name="Index_20_Link"><text:s text:c="2"/>6.1 Come cambiare le concentrazioni critiche<text:tab/>9</text:a></text:p>
          <text:p text:style-name="P85"><text:a xlink:type="simple" xlink:href="#__RefHeading___Toc824_1760678110" text:style-name="Index_20_Link" text:visited-style-name="Index_20_Link"><text:s text:c="2"/>6.2 Come cambiare il testo di un messaggio<text:tab/>9</text:a></text:p>
          <text:p text:style-name="P85"><text:a xlink:type="simple" xlink:href="#__RefHeading___Toc826_1760678110" text:style-name="Index_20_Link" text:visited-style-name="Index_20_Link"><text:s text:c="2"/>6.3 Come cambiare i percorsi ai file<text:tab/>9</text:a></text:p>
          <text:p text:style-name="P85"><text:a xlink:type="simple" xlink:href="#__RefHeading___Toc828_1760678110" text:style-name="Index_20_Link" text:visited-style-name="Index_20_Link"><text:s text:c="2"/>6.4 Come cambiare il token del bot<text:tab/>9</text:a></text:p>
          <text:p text:style-name="P85"><text:a xlink:type="simple" xlink:href="#__RefHeading___Toc830_1760678110" text:style-name="Index_20_Link" text:visited-style-name="Index_20_Link"><text:s text:c="2"/>6.5 Cambiare la descrizione o la foto del bot<text:tab/>9</text:a></text:p>
          <text:p text:style-name="P84"><text:a xlink:type="simple" xlink:href="#__RefHeading___Toc832_1760678110" text:style-name="Index_20_Link" text:visited-style-name="Index_20_Link"><text:span text:style-name="T12">7 Manutenzione perfettiva</text:span></text:a><text:a xlink:type="simple" xlink:href="#__RefHeading___Toc832_1760678110" text:style-name="Index_20_Link" text:visited-style-name="Index_20_Link"><text:tab/>11</text:a></text:p>
          <text:p text:style-name="P85"><text:a xlink:type="simple" xlink:href="#__RefHeading___Toc834_1760678110" text:style-name="Index_20_Link" text:visited-style-name="Index_20_Link"><text:s text:c="2"/>7.1 Come aggiungere un comando<text:tab/>11</text:a></text:p>
          <text:p text:style-name="P85"><text:a xlink:type="simple" xlink:href="#__RefHeading___Toc836_1760678110" text:style-name="Index_20_Link" text:visited-style-name="Index_20_Link"><text:s text:c="2"/>7.2 Come rimuovere un comando<text:tab/>11</text:a></text:p>
        </text:index-body>
      </text:table-of-content>
      <text:h text:style-name="P106" text:outline-level="1"/>
      <text:h text:style-name="P90" text:outline-level="1"><text:bookmark-start text:name="__RefHeading___Toc790_1760678110"/><text:span text:style-name="T57">1 </text:span>Introduzione<text:bookmark-end text:name="__RefHeading___Toc790_1760678110"/></text:h>
      <text:p text:style-name="P48">Questo documento descrive alcuni aspetti del bot per Telegram denominato ArpavPM10bot, di seguito “il bot”.</text:p>
      <text:p text:style-name="P48"><text:span text:style-name="T38">Di seguito nel documento sono descritti i seguenti aspetti del bot</text:span>:</text:p>
      <text:list xml:id="list1139790458307598209" text:style-name="L1">
        <text:list-item>
          <text:p text:style-name="P107">I file e le cartelle che compongono il bot.</text:p>
        </text:list-item>
        <text:list-item>
          <text:p text:style-name="P107">Come installare il bot.</text:p>
        </text:list-item>
        <text:list-item>
          <text:p text:style-name="P108">Come <text:span text:style-name="T42">avviare e spegnere</text:span> il bot.</text:p>
        </text:list-item>
        <text:list-item>
          <text:p text:style-name="P109">Struttura del codice.</text:p>
        </text:list-item>
        <text:list-item>
          <text:p text:style-name="P108">Come effettuare la manutenzione adattiva.</text:p>
        </text:list-item>
        <text:list-item>
          <text:p text:style-name="P108">Come effettuare la manutenzione perfettiva.</text:p>
        </text:list-item>
      </text:list>
      <text:p text:style-name="P49"/>
      <text:h text:style-name="P91" text:outline-level="1"><text:bookmark-start text:name="__RefHeading___Toc792_1760678110"/><text:span text:style-name="T57">2 </text:span>I file e le cartelle che compongono il bot<text:bookmark-end text:name="__RefHeading___Toc792_1760678110"/></text:h>
      <text:p text:style-name="P11">Tutti i file <text:span text:style-name="T61">necessari</text:span> per far funzionare il bot si trovano nella cartella denominata “ArpavPM10bot”.</text:p>
      <text:p text:style-name="P11">Questa è la struttura dei file:</text:p>
      <text:p text:style-name="P16"><text:span text:style-name="T17">ArpavPM10bot</text:span><text:span text:style-name="T29"> (cartella radice)</text:span></text:p>
      <text:p text:style-name="P16"><text:span text:style-name="T29"><text:tab/></text:span><text:span text:style-name="T24">ArpavPM10bot.log</text:span><text:span text:style-name="T36"> – File contenente i log generati dal bot.</text:span></text:p>
      <text:p text:style-name="P16"><text:span text:style-name="T29"><text:tab/></text:span><text:span text:style-name="T17">ArpavPM10bot.php</text:span><text:span text:style-name="T29"> <text:s/>–</text:span><text:span text:style-name="T30"> <text:s/>Contiene il codice del bot.</text:span></text:p>
      <text:p text:style-name="P16"><text:span text:style-name="T29"><text:tab/></text:span><text:span text:style-name="T17">ArpavPM10botLauncher.php </text:span><text:span text:style-name="T29"><text:s/>– <text:s/></text:span><text:span text:style-name="T30">Parte del codice che eseguire il bot.</text:span></text:p>
      <text:p text:style-name="P16"><text:span text:style-name="T29"><text:tab/></text:span><text:span text:style-name="T17">connect_DB.php</text:span><text:span text:style-name="T29"> <text:s/>– <text:s/></text:span><text:span text:style-name="T30">Parte del codice necessaria per connettersi al database</text:span></text:p>
      <text:p text:style-name="P18"><text:span text:style-name="T30"><text:tab/></text:span><text:span text:style-name="T18">descrizione_comandi.txt</text:span><text:span text:style-name="T32"> <text:s/>- <text:s/>Descrizion</text:span><text:span text:style-name="T33">i</text:span><text:span text:style-name="T32"> dei comandi </text:span><text:span text:style-name="T31">per il bot @BotFather</text:span><text:span text:style-name="T32"> </text:span><text:span text:style-name="T31">di </text:span><text:span text:style-name="T32">Telegram.</text:span></text:p>
      <text:p text:style-name="P16"><text:span text:style-name="T29"><text:tab/></text:span><text:span text:style-name="T19">start.sh </text:span><text:span text:style-name="T34">– </text:span><text:span text:style-name="T30">Script da invocare per avviare il bot in background.</text:span></text:p>
      <text:p text:style-name="P16"><text:span text:style-name="T34"><text:tab/></text:span><text:span text:style-name="T19">stop.sh</text:span><text:span text:style-name="T34"> – </text:span><text:span text:style-name="T30">Script da invocare per fermare l'esecuzione del bot.</text:span></text:p>
      <text:p text:style-name="P16"><text:span text:style-name="T29"><text:tab/></text:span><text:span text:style-name="T17">mysql_database</text:span><text:span text:style-name="T29"> (cartella)</text:span></text:p>
      <text:p text:style-name="P16"><text:span text:style-name="T29"><text:tab/><text:tab/></text:span><text:span text:style-name="T17">createDB.sql</text:span><text:span text:style-name="T29"> – </text:span><text:span text:style-name="T30">Contiene istruzioni sql per creare le tabelle e le procedure.</text:span></text:p>
      <text:p text:style-name="P16"><text:span text:style-name="T29"><text:tab/><text:tab/></text:span><text:span text:style-name="T17">createProcedures.sql</text:span></text:p>
      <text:p text:style-name="P16"><text:span text:style-name="T29"><text:tab/><text:tab/></text:span><text:span text:style-name="T17">createTables.sql</text:span></text:p>
      <text:p text:style-name="P17"><text:span text:style-name="T29"><text:tab/><text:tab/></text:span><text:span text:style-name="T17">dropDB.sql</text:span><text:span text:style-name="T29"> - </text:span><text:span text:style-name="T30">Contiene istruzioni sql per </text:span><text:span text:style-name="T35">eliminare</text:span><text:span text:style-name="T30"> le tabelle e le procedure.</text:span></text:p>
      <text:p text:style-name="P16"><text:span text:style-name="T29"><text:tab/><text:tab/></text:span><text:span text:style-name="T17">dropProcedures.sql</text:span></text:p>
      <text:p text:style-name="P16"><text:span text:style-name="T29"><text:tab/><text:tab/></text:span><text:span text:style-name="T17">dropTables.sql</text:span></text:p>
      <text:p text:style-name="P16"><text:span text:style-name="T17"><text:tab/></text:span><text:span text:style-name="T25">pChart</text:span><text:span text:style-name="T37"> (cartella) – Contiene i file neccessari per la generazione dei grafici.</text:span></text:p>
      <text:p text:style-name="P12"/>
      <text:h text:style-name="P92" text:outline-level="1"><text:bookmark-start text:name="__RefHeading___Toc794_1760678110"/><text:span text:style-name="T57">3 </text:span>Installazione<text:bookmark-end text:name="__RefHeading___Toc794_1760678110"/></text:h>
      <text:p text:style-name="P8"><text:span text:style-name="T2">Questo capitolo descrive la procedura da seguire per installare il </text:span><text:span text:style-name="T4">bot.</text:span></text:p>
      <text:p text:style-name="P13"/>
      <text:h text:style-name="P94" text:outline-level="2"><text:bookmark-start text:name="__RefHeading___Toc796_1760678110"/><text:span text:style-name="T5">3</text:span><text:span text:style-name="T6">.1 </text:span><text:span text:style-name="T4">R</text:span><text:span text:style-name="T2">equisiti</text:span><text:bookmark-end text:name="__RefHeading___Toc796_1760678110"/></text:h>
      <text:p text:style-name="P50">Il bot funziona con la seguente configurazione del sistema.</text:p>
      <text:p text:style-name="P50">Una configurazione differente non necessariamente preclude il corretto funzionamento del bot. </text:p>
      <text:list xml:id="list7380378377143886125" text:style-name="L2">
        <text:list-item>
          <text:p text:style-name="P110"><text:span text:style-name="T17">Sistema operativo:</text:span><text:span text:style-name="T29"> Ubuntu 16.04</text:span></text:p>
        </text:list-item>
        <text:list-item>
          <text:p text:style-name="P111"><text:span text:style-name="T13">Interprete PHP:</text:span><text:span text:style-name="T60"> </text:span>PHP 7.0</text:p>
        </text:list-item>
        <text:list-item>
          <text:p text:style-name="P112"><text:span text:style-name="T12">Database: </text:span>Mysql <text:s/>5.7.13</text:p>
        </text:list-item>
      </text:list>
      <text:p text:style-name="P14"/>
      <text:h text:style-name="P95" text:outline-level="2"><text:bookmark-start text:name="__RefHeading___Toc798_1760678110"/><text:span text:style-name="T20">3</text:span><text:span text:style-name="T21">.</text:span><text:span text:style-name="T20">2</text:span><text:span text:style-name="T21"> </text:span><text:span text:style-name="T17">Come installare </text:span><text:span text:style-name="T22">le </text:span><text:span text:style-name="T17">componenti richiest</text:span><text:span text:style-name="T23">e</text:span><text:bookmark-end text:name="__RefHeading___Toc798_1760678110"/></text:h>
      <text:p text:style-name="P15">E' <text:span text:style-name="T73">necessario</text:span> che le seguenti componenti siano installate nel sistema. </text:p>
      <text:p text:style-name="P15"/>
      <text:h text:style-name="P103" text:outline-level="3"><text:bookmark-start text:name="__RefHeading___Toc800_1760678110"/><text:span text:style-name="T59">3.2.1 </text:span>Curl<text:bookmark-end text:name="__RefHeading___Toc800_1760678110"/></text:h>
      <text:p text:style-name="P51">Per Ubuntu 16.04 basta digitare il seguente comando per installarlo:</text:p>
      <text:p text:style-name="P29">sudo apt-get install php-curl</text:p>
      <text:p text:style-name="P34"/>
      <text:h text:style-name="P102" text:outline-level="3"><text:bookmark-start text:name="__RefHeading___Toc802_1760678110"/><text:span text:style-name="T59">3.2.2 </text:span>php-xml<text:bookmark-end text:name="__RefHeading___Toc802_1760678110"/></text:h>
      <text:p text:style-name="P79">Per Ubuntu 16.04 basta digitare il seguente comando per installarlo:</text:p>
      <text:p text:style-name="P33">sudo apt-get install php7.0-xml</text:p>
      <text:p text:style-name="P33"/>
      <text:h text:style-name="P105" text:outline-level="3"><text:bookmark-start text:name="__RefHeading___Toc2023_523896443"/>3.2.3 GD library<text:bookmark-end text:name="__RefHeading___Toc2023_523896443"/></text:h>
      <text:p text:style-name="P80">Per Ubuntu 16.04 basta digitare il seguente comando per installarlo:</text:p>
      <text:p text:style-name="P81">sudo apt-get install php7.0-<text:span text:style-name="T74">gd</text:span></text:p>
      <text:p text:style-name="P21"/>
      <text:h text:style-name="P96" text:outline-level="2"><text:bookmark-start text:name="__RefHeading___Toc804_1760678110"/><text:span text:style-name="T58">3.3 </text:span>Come creare il database<text:bookmark-end text:name="__RefHeading___Toc804_1760678110"/></text:h>
      <text:h text:style-name="P104" text:outline-level="3"><text:bookmark-start text:name="__RefHeading___Toc806_1760678110"/><text:span text:style-name="T59">3.3.1 </text:span>Creare il database<text:bookmark-end text:name="__RefHeading___Toc806_1760678110"/></text:h>
      <text:p text:style-name="P52">Nella shell del sistema posizionarsi nella cartella mysql_database del bot.</text:p>
      <text:p text:style-name="P56"><text:span text:style-name="T2">Avviare mysql con un utente avente un</text:span><text:span text:style-name="T7"> </text:span><text:span text:style-name="T2">alto grado di privilegi.</text:span></text:p>
      <text:p text:style-name="P56"><text:soft-page-break/><text:span text:style-name="T2">Esempio </text:span><text:span text:style-name="T8">di comando</text:span><text:span text:style-name="T2"> per </text:span><text:span text:style-name="T8">l'</text:span><text:span text:style-name="T2">utente “root”:</text:span></text:p>
      <text:p text:style-name="P30">mysql -u root -p</text:p>
      <text:p text:style-name="P53"/>
      <text:p text:style-name="P57"><text:span text:style-name="T2">Creare il database denominato “</text:span><text:span text:style-name="T3">Bot</text:span><text:span text:style-name="T10">PM10</text:span><text:span text:style-name="T2">” con il seguente comando:</text:span></text:p>
      <text:p text:style-name="P35">CREATE DATABASE <text:span text:style-name="T3">Bot</text:span><text:span text:style-name="T10">PM10</text:span>;</text:p>
      <text:p text:style-name="P58"/>
      <text:p text:style-name="P58">Posizionarsi nel database appena creato:</text:p>
      <text:p text:style-name="P35"><text:span text:style-name="T41">USE</text:span> <text:span text:style-name="T3">Bot</text:span><text:span text:style-name="T10">PM10</text:span>;</text:p>
      <text:p text:style-name="P24"/>
      <text:h text:style-name="P104" text:outline-level="3"><text:bookmark-start text:name="__RefHeading___Toc808_1760678110"/><text:span text:style-name="T59">3.3.2 </text:span>Creare le tabelle e le procedure<text:bookmark-end text:name="__RefHeading___Toc808_1760678110"/></text:h>
      <text:p text:style-name="P58"><text:span text:style-name="T9">D</text:span><text:span text:style-name="T2">igitare il seguente comando per creare le tabelle e le procedure necessarie:</text:span></text:p>
      <text:p text:style-name="P31">SOURCE createDB.sql</text:p>
      <text:p text:style-name="P22"/>
      <text:h text:style-name="P104" text:outline-level="3"><text:bookmark-start text:name="__RefHeading___Toc810_1760678110"/><text:span text:style-name="T59">3.3.3 </text:span>Creare l'utente del database per il bot<text:bookmark-end text:name="__RefHeading___Toc810_1760678110"/></text:h>
      <text:p text:style-name="P59"><text:span text:style-name="T9">P</text:span><text:span text:style-name="T2">er creare un utente per il bot digitare:</text:span></text:p>
      <text:p text:style-name="P32">CREATE USER `Bot<text:span text:style-name="T75">PM10</text:span>`@`localhost` IDENTIFIED BY 'password';</text:p>
      <text:p text:style-name="P54"/>
      <text:p text:style-name="P54">Dove “Bot<text:span text:style-name="T75">PM10</text:span>” è il nome dell'utente e “password” è la parola chiave.</text:p>
      <text:p text:style-name="P55">Per dare all'utente appena creato i privilegi necessari digita il comando:</text:p>
      <text:p text:style-name="P28">GRANT SELECT,INSERT,UPDATE,DELETE,EXECUTE ON Bot<text:span text:style-name="T75">PM10</text:span>.* TO 'Bot<text:span text:style-name="T75">PM10</text:span>'@'localhost';</text:p>
      <text:p text:style-name="P20"/>
      <text:p text:style-name="P20">Infine digita il seguente comando per rendere effettive le modifiche ai privilegi:</text:p>
      <text:p text:style-name="P28">FLUSH PRIVILEGES;</text:p>
      <text:p text:style-name="P20"/>
      <text:p text:style-name="P23">Infine inserisci le credenziali per l'accesso al database nel file “connect_DB.php”.</text:p>
      <text:h text:style-name="P90" text:outline-level="1"><text:bookmark-start text:name="__RefHeading___Toc812_1760678110"/><text:span text:style-name="T57">4 </text:span>Amministrare il bot<text:bookmark-end text:name="__RefHeading___Toc812_1760678110"/></text:h>
      <text:h text:style-name="P97" text:outline-level="2"><text:bookmark-start text:name="__RefHeading___Toc814_1760678110"/><text:span text:style-name="T57">4.1 </text:span>Avviare il bot<text:bookmark-end text:name="__RefHeading___Toc814_1760678110"/></text:h>
      <text:p text:style-name="P19">Per avviare il bot posizionarsi nella cartella principale del bot (ArpavPM10bot) e digitare il seguente comando:</text:p>
      <text:p text:style-name="P37">bash ./start.sh</text:p>
      <text:p text:style-name="P39"><text:span text:style-name="T62">Dopo l'esecuzione di questo comando </text:span><text:span text:style-name="T67">verrà abilitato l'avvio automatico del bot al riavvio del computer.</text:span></text:p>
      <text:p text:style-name="P27">Questo comando imposta anche la gestione del file di log “ArpavPM10bot.log”, <text:span text:style-name="T68">in modo che la sua grandezza non cresca eccessivamente</text:span>.</text:p>
      <text:p text:style-name="P27"/>
      <text:h text:style-name="P98" text:outline-level="2"><text:bookmark-start text:name="__RefHeading___Toc998_1088074627"/>4.2 Spegnare il bot<text:bookmark-end text:name="__RefHeading___Toc998_1088074627"/></text:h>
      <text:p text:style-name="P26">Per terminare l'esecuzione del bot <text:span text:style-name="T69">posizionarsi nella cartella principale del bot (ArpavPM10bot)</text:span> <text:span text:style-name="T70">e </text:span>digitare il comando:</text:p>
      <text:p text:style-name="P37">bash ./stop.s<text:span text:style-name="T43">h</text:span></text:p>
      <text:p text:style-name="P38"><text:span text:style-name="T62">Dopo l'esecuzione di questo comando </text:span><text:span text:style-name="T66">verrà disabilitat</text:span><text:span text:style-name="T67">o l'</text:span><text:span text:style-name="T66">avvio automatico del bot </text:span><text:span text:style-name="T62">al riavvio del computer.</text:span></text:p>
      <text:p text:style-name="P38"><text:span text:style-name="T62">Inoltre </text:span><text:span text:style-name="T65">la grandezza del</text:span><text:span text:style-name="T62"> file di log </text:span><text:span text:style-name="T63">“ArpavPM10bot.log” </text:span><text:span text:style-name="T64">non sarà più</text:span><text:span text:style-name="T62"> gestit</text:span><text:span text:style-name="T65">a</text:span><text:span text:style-name="T62">.</text:span></text:p>
      <text:p text:style-name="P37"/>
      <text:h text:style-name="P99" text:outline-level="2"><text:bookmark-start text:name="__RefHeading___Toc816_1760678110"/><text:span text:style-name="T57">4.2 </text:span>Resettare il database<text:bookmark-end text:name="__RefHeading___Toc816_1760678110"/></text:h>
      <text:p text:style-name="P60">Se c'è il bisogno di ripulire il database si possono usare, dal terminale di mysql dopo essersi posizionati nella cartella “mysql_database”, i seguenti comandi:</text:p>
      <text:p text:style-name="P36">SOURCE dropDB.sql</text:p>
      <text:p text:style-name="P36">SOURCE createDB.sql</text:p>
      <text:p text:style-name="P25"/>
      <text:h text:style-name="P93" text:outline-level="1"><text:bookmark-start text:name="__RefHeading___Toc818_1760678110"/><text:span text:style-name="T57">5 </text:span>Strut<text:span text:style-name="T12">tura</text:span> del codice<text:bookmark-end text:name="__RefHeading___Toc818_1760678110"/></text:h>
      <text:p text:style-name="P61">La maggior parte del codice si trova nel file ArpavPM10bot.php</text:p>
      <text:p text:style-name="P41">Le funzioni sono suddivise in categorie.</text:p>
      <text:p text:style-name="P40">L'inizio di una categoria è segnato dalla stringa:</text:p>
      <text:p text:style-name="P40">//[nome categoria] – BEGIN//</text:p>
      <text:p text:style-name="P40">La fine di una categoria è segnata dalla stringa:</text:p>
      <text:p text:style-name="P40">//[nome categoria] – END//</text:p>
      <text:p text:style-name="P40"/>
      <text:p text:style-name="P40">Le categorie sono seguenti:</text:p>
      <text:p text:style-name="P61">CORE – <text:span text:style-name="T44">Le funzioni che interagiscono con Telegram.</text:span></text:p>
      <text:p text:style-name="P62">Queste funzioni si o<text:span text:style-name="T61">c</text:span>cupano di:</text:p>
      <text:p text:style-name="P62">Riconoscere i comandi digitati dall'utente e di invocare le funzioni associate ai comandi riconosciuti.</text:p>
      <text:p text:style-name="P62"/>
      <text:p text:style-name="P61">COMMANDS – <text:span text:style-name="T45">Funzioni associate ai comandi del bot.</text:span></text:p>
      <text:p text:style-name="P62">Queste funzioni sono invocate automaticamente dal CORE.</text:p>
      <text:p text:style-name="P61">STRINGS TO USER – <text:span text:style-name="T46">Funzioni che stampano i testi da mostrare all'utente.</text:span></text:p>
      <text:p text:style-name="P61">SUPPORT FUNCTIONS – <text:span text:style-name="T46">Funzioni di supporto di carattere generale.</text:span></text:p>
      <text:p text:style-name="P63">ARRAYS FUNCTIONS – <text:span text:style-name="T46">Funzioni che restituiscono array.</text:span></text:p>
      <text:p text:style-name="P63">NOTIFICATION FUNCTIONS – <text:span text:style-name="T46">Funzioni relative alla funzionalità di notifica <text:s/>del bot.</text:span></text:p>
      <text:p text:style-name="P77">CHART GENERATION FUNCTIONS – Funzioni relative alla generazione del grafico.</text:p>
      <text:p text:style-name="P64">La funzionalità di notifica <text:span text:style-name="T47">ha le seguenti caratteristiche:</text:span></text:p>
      <text:p text:style-name="P65">Manda le notifiche agli utenti iscritti alle stazioni.</text:p>
      <text:p text:style-name="P65">Le notifiche sono relative al<text:span text:style-name="T76">la misura della concentrazione di PM10</text:span>.</text:p>
      <text:p text:style-name="P66"><text:span text:style-name="T76">Le concentrazioni critiche sono fissate a 50 µg/m³ e 100 µg/m³</text:span>.</text:p>
      <text:p text:style-name="P65">Le stazioni generano le notifiche <text:span text:style-name="T77">quando la concentrazione di PM10 (sui dati validati) supera una delle concentrazioni critiche</text:span>.</text:p>
      <text:h text:style-name="P93" text:outline-level="1"><text:bookmark-start text:name="__RefHeading___Toc820_1760678110"/><text:span text:style-name="T57">6 </text:span>Manutenzione adattiva<text:bookmark-end text:name="__RefHeading___Toc820_1760678110"/></text:h>
      <text:p text:style-name="P42">Di seguito è spiegato come adattare il bot ai cambiamenti dell’ambiente operativo ed ad alcune altre modifiche richieste.</text:p>
      <text:p text:style-name="P42"/>
      <text:h text:style-name="P100" text:outline-level="2"><text:bookmark-start text:name="__RefHeading___Toc822_1760678110"/><text:span text:style-name="T57">6.1 </text:span>Come <text:span text:style-name="T78">cambiare</text:span> <text:span text:style-name="T78">le concentrazioni</text:span> criti<text:span text:style-name="T78">che</text:span><text:bookmark-end text:name="__RefHeading___Toc822_1760678110"/></text:h>
      <text:p text:style-name="P82"><text:span text:style-name="T39">I valori delle concentrazioni critiche di PM10 possono essere cambiate modificando i valori dei campi “$PM10criticalConcentration1” e “$PM10criticalConcentration2” nel file “</text:span><text:span text:style-name="T40">ArpavPM10bot.</text:span><text:span text:style-name="T39">php”.</text:span></text:p>
      <text:p text:style-name="P78"/>
      <text:h text:style-name="P97" text:outline-level="2"><text:bookmark-start text:name="__RefHeading___Toc824_1760678110"/><text:span text:style-name="T57">6.2 </text:span>Come cambiare il testo di un messaggio<text:bookmark-end text:name="__RefHeading___Toc824_1760678110"/></text:h>
      <text:p text:style-name="P67">Le funzioni che generano i messaggi visualizzati dagli utenti si trovano nella categoria STRINGS TO USER nel file “ArpavPM10bot.<text:span text:style-name="T78">php</text:span>”.</text:p>
      <text:p text:style-name="P67">Usa la funzionalità di ricerca del tuo editor di testo per ricercare la frase che vuoi modificare.</text:p>
      <text:p text:style-name="P42"/>
      <text:h text:style-name="P97" text:outline-level="2"><text:bookmark-start text:name="__RefHeading___Toc826_1760678110"/><text:span text:style-name="T57">6.3 </text:span>Come cambiare <text:span text:style-name="T48">i percorsi ai file</text:span><text:bookmark-end text:name="__RefHeading___Toc826_1760678110"/></text:h>
      <text:p text:style-name="P68">Le seguenti funzioni generano gli URL per l'accesso ai file di dati, <text:span text:style-name="T51">e possono essere modificate.</text:span></text:p>
      <text:p text:style-name="P69"><text:span text:style-name="T14">getStationsURL</text:span> – Genera l'indirizzo URL del file <text:span text:style-name="T71">JSON</text:span> <text:span text:style-name="T71">contenente le informazioni sulle stazioni</text:span>. </text:p>
      <text:p text:style-name="P69"><text:span text:style-name="T14">getCoordinatesURL</text:span> – <text:span text:style-name="T50">Genera il percorso</text:span> al file <text:span text:style-name="T71">JSON</text:span> contenente <text:span text:style-name="T71">le coordinate delle stazioni</text:span>.</text:p>
      <text:p text:style-name="P70"><text:span text:style-name="T15">getDataURL</text:span> – <text:span text:style-name="T49">Genera l'URL al file </text:span><text:span text:style-name="T71">JSON</text:span><text:span text:style-name="T49"> contenente i</text:span><text:span text:style-name="T72"> dati non validati delle stazioni</text:span><text:span text:style-name="T49">.</text:span></text:p>
      <text:p text:style-name="P71"><text:span text:style-name="T16">getValidatedDataURL</text:span> – <text:span text:style-name="T49">Genera l'URL al file XML contenente i dati validati delle stazioni appartenenti alla regione indicata.</text:span></text:p>
      <text:p text:style-name="P45"/>
      <text:h text:style-name="P101" text:outline-level="2"><text:bookmark-start text:name="__RefHeading___Toc828_1760678110"/><text:span text:style-name="T57">6.4 </text:span>Come cambiare il token del bot<text:bookmark-end text:name="__RefHeading___Toc828_1760678110"/></text:h>
      <text:p text:style-name="P72">Il token è una stringa segreta che permette al bot di comunicare con Telegram.</text:p>
      <text:p text:style-name="P72">Per generare un nuovo token usa il bot @BotFather messo a disposizione da Telegram.</text:p>
      <text:p text:style-name="P72">Scrivi il comando /token e segui le istruzioni. Alla fine ti verrà dato il nuovo token associato al bot.</text:p>
      <text:p text:style-name="P72">Sostituisci il token precedente, che si trova nel file “ArpavPM10bot.php” nella variabile $botToken.</text:p>
      <text:p text:style-name="P73"/>
      <text:h text:style-name="P97" text:outline-level="2"><text:bookmark-start text:name="__RefHeading___Toc830_1760678110"/><text:span text:style-name="T57">6.5 </text:span>Cambiare la descrizione <text:span text:style-name="T53">o</text:span> la foto del bot<text:bookmark-end text:name="__RefHeading___Toc830_1760678110"/></text:h>
      <text:p text:style-name="P74">Per cambiare la descrizione o la foto del bot usa il bot <text:span text:style-name="T52">@BotFather messo a disposizione da </text:span><text:soft-page-break/><text:span text:style-name="T52">Telegram.</text:span></text:p>
      <text:p text:style-name="P44">I comandi sono:</text:p>
      <text:p text:style-name="P43">/setuserpic – Per cambiare la foto del bot.</text:p>
      <text:p text:style-name="P43">/setdescription – Per cambiare la descrizione del bot.</text:p>
      <text:h text:style-name="P90" text:outline-level="1"><text:bookmark-start text:name="__RefHeading___Toc832_1760678110"/><text:span text:style-name="T57">7 M</text:span>anutenzione perfettiva<text:bookmark-end text:name="__RefHeading___Toc832_1760678110"/></text:h>
      <text:p text:style-name="P46">Di seguito è spiegato come modificare alcune funzionalità del bot.</text:p>
      <text:p text:style-name="P46"/>
      <text:h text:style-name="P97" text:outline-level="2"><text:bookmark-start text:name="__RefHeading___Toc834_1760678110"/><text:span text:style-name="T57">7.1 </text:span>Come aggiungere un comando<text:bookmark-end text:name="__RefHeading___Toc834_1760678110"/></text:h>
      <text:p text:style-name="P75">Per aggiungere un nuovo comando al bot bisogna:</text:p>
      <text:p text:style-name="P75"><text:span text:style-name="T54">1) </text:span>Aggiungere la funzione denominata <text:span text:style-name="T12">command_[nome del comando]</text:span><text:span text:style-name="T26"> nella categoria COMMANDS.</text:span><text:span text:style-name="T28"> Inserisci in questa funzione anche la logica del comando.</text:span></text:p>
      <text:p text:style-name="P75"><text:span text:style-name="T27">2) </text:span><text:span text:style-name="T26">Aggiungere nella categoria STRINGS TO USER le funzioni:</text:span></text:p>
      <text:p text:style-name="P75"><text:span text:style-name="T12">descrizione_[nome del comando]</text:span><text:span text:style-name="T26"> – Restituisce una stringa di descrizione dettagliata del comando.</text:span></text:p>
      <text:p text:style-name="P75"><text:span text:style-name="T12">syntax_[nome del comando]</text:span><text:span text:style-name="T26"> – Restituisce un esempio di sintassi corretta del comando.</text:span></text:p>
      <text:p text:style-name="P9">3) Aggiungere il comando e la sua descrizione nel file “descrizione_comandi.txt”.</text:p>
      <text:p text:style-name="P76"><text:span text:style-name="T26">4) Usare il comando </text:span><text:span text:style-name="T12">/setcommands</text:span><text:span text:style-name="T26"> nel bot @BotFather di Telegram per aggiornare le descrizioni dei comandi.</text:span></text:p>
      <text:p text:style-name="P10"/>
      <text:h text:style-name="P97" text:outline-level="2"><text:bookmark-start text:name="__RefHeading___Toc836_1760678110"/><text:span text:style-name="T57">7.2 </text:span>Come rimuovere un comando<text:bookmark-end text:name="__RefHeading___Toc836_1760678110"/></text:h>
      <text:p text:style-name="P47">Per rimuovere un comando seguire i passi del paragrafo precedente rimuovendo il comando desiderato invece di aggiungerlo.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66cc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-image-width="0cm" draw:fill-image-height="0cm"/>
      <style:paragraph-properties fo:margin-top="0.423cm" fo:margin-bottom="0.212cm" loext:contextual-spacing="false" style:page-number="auto" style:shadow="none" text:number-lines="true" text:line-number="1">
        <style:tab-stops/>
        <style:drop-cap/>
      </style:paragraph-properties>
      <style:text-properties fo:font-variant="normal" fo:text-transform="none" fo:color="#0066cc" fo:font-size="14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66cc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3399ff" fo:font-size="95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 officeooo:paragraph-rsid="00458b9d"/>
    </style:style>
    <style:style style:name="MT1" style:family="text">
      <style:text-properties officeooo:rsid="00458b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ina </text:span><text:span text:style-name="MT1"><text:page-number text:select-page="current">11</text:page-number></text:span><text:span text:style-name="MT1"> di </text:span><text:span text:style-name="MT1"><text:page-count>11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7:06:57.928000000</meta:creation-date>
    <meta:generator>LibreOffice/4.4.4.3$Windows_x86 LibreOffice_project/2c39ebcf046445232b798108aa8a7e7d89552ea8</meta:generator>
    <dc:date>2016-11-14T09:55:12.818000000</dc:date>
    <meta:editing-duration>P1DT3H53M48S</meta:editing-duration>
    <meta:editing-cycles>85</meta:editing-cycles>
    <meta:document-statistic meta:table-count="0" meta:image-count="0" meta:object-count="0" meta:page-count="11" meta:paragraph-count="175" meta:word-count="1378" meta:character-count="9202" meta:non-whitespace-character-count="7902"/>
  </office:meta>
</office:document-meta>
</file>